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algun Gothic" svg:font-family="'Malgun Gothic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1de6ed" officeooo:paragraph-rsid="001de6ed"/>
    </style:style>
    <style:style style:name="P2" style:family="paragraph" style:parent-style-name="Standard">
      <style:text-properties officeooo:rsid="001de6ed" officeooo:paragraph-rsid="001ea446"/>
    </style:style>
    <style:style style:name="P3" style:family="paragraph" style:parent-style-name="Standard" style:list-style-name="L1">
      <style:text-properties officeooo:rsid="001de6ed" officeooo:paragraph-rsid="001e3778"/>
    </style:style>
    <style:style style:name="P4" style:family="paragraph" style:parent-style-name="Standard" style:list-style-name="L1">
      <style:text-properties officeooo:rsid="001de6ed" officeooo:paragraph-rsid="001ea446"/>
    </style:style>
    <style:style style:name="P5" style:family="paragraph" style:parent-style-name="Standard" style:list-style-name="L1">
      <style:text-properties officeooo:rsid="001de6ed" officeooo:paragraph-rsid="001de6ed"/>
    </style:style>
    <style:style style:name="P6" style:family="paragraph" style:parent-style-name="Standard">
      <style:text-properties fo:font-size="24pt" officeooo:rsid="001de6ed" officeooo:paragraph-rsid="001de6ed" style:font-size-asian="24pt" style:font-size-complex="24pt"/>
    </style:style>
    <style:style style:name="P7" style:family="paragraph" style:parent-style-name="Standard">
      <style:text-properties officeooo:rsid="001e3778" officeooo:paragraph-rsid="001ea446"/>
    </style:style>
    <style:style style:name="P8" style:family="paragraph" style:parent-style-name="Standard" style:list-style-name="L3">
      <style:text-properties officeooo:paragraph-rsid="001ea446"/>
    </style:style>
    <style:style style:name="P9" style:family="paragraph" style:parent-style-name="Standard" style:list-style-name="L3">
      <style:text-properties officeooo:paragraph-rsid="001ff490"/>
    </style:style>
    <style:style style:name="P10" style:family="paragraph" style:parent-style-name="Standard" style:list-style-name="L3">
      <style:text-properties officeooo:rsid="001ff490" officeooo:paragraph-rsid="001ff490"/>
    </style:style>
    <style:style style:name="T1" style:family="text">
      <style:text-properties officeooo:rsid="001e3778"/>
    </style:style>
    <style:style style:name="T2" style:family="text">
      <style:text-properties officeooo:rsid="001ea446"/>
    </style:style>
    <style:style style:name="T3" style:family="text">
      <style:text-properties style:font-name="Calibri" officeooo:rsid="001e3778"/>
    </style:style>
    <style:style style:name="T4" style:family="text">
      <style:text-properties officeooo:rsid="001ff490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ractical 03Preprocessing Review Answers</text:p>
      <text:p text:style-name="P1"/>
      <text:p text:style-name="P1"/>
      <text:p text:style-name="P2">Q 1)</text:p>
      <text:list xml:id="list1819004708" text:style-name="L1">
        <text:list-item>
          <text:p text:style-name="P4">a)</text:p>
          <text:list>
            <text:list-item>
              <text:p text:style-name="P5">Gender: Categorical</text:p>
            </text:list-item>
            <text:list-item>
              <text:p text:style-name="P5">Age: Interval</text:p>
            </text:list-item>
            <text:list-item>
              <text:p text:style-name="P5">Motor Value: Interval</text:p>
            </text:list-item>
            <text:list-item>
              <text:p text:style-name="P5">Policy Type: Categorical</text:p>
            </text:list-item>
            <text:list-item>
              <text:p text:style-name="P5">Pref Channel: Categorical</text:p>
            </text:list-item>
            <text:list-item>
              <text:p text:style-name="P3"><text:span text:style-name="T1">Occupation: Textual</text:span></text:p>
            </text:list-item>
          </text:list>
        </text:list-item>
        <text:list-item>
          <text:p text:style-name="P3"><text:span text:style-name="T1">b)</text:span></text:p>
          <text:list>
            <text:list-item>
              <text:p text:style-name="P3">Gender: <text:span text:style-name="T1">2</text:span></text:p>
            </text:list-item>
            <text:list-item>
              <text:p text:style-name="P3">Policy Type: <text:span text:style-name="T1">3</text:span></text:p>
            </text:list-item>
            <text:list-item>
              <text:p text:style-name="P3">Pref Channel: <text:span text:style-name="T1">3</text:span></text:p>
            </text:list-item>
          </text:list>
        </text:list-item>
      </text:list>
      <text:p text:style-name="P7">Q2)</text:p>
      <text:list xml:id="list2236555512" text:style-name="L3">
        <text:list-item>
          <text:p text:style-name="P8"><text:span text:style-name="T1">a)</text:span></text:p>
          <text:list>
            <text:list-item>
              <text:p text:style-name="P8"><text:span text:style-name="T1">Type: </text:span><text:span text:style-name="T2">Record Data</text:span></text:p>
            </text:list-item>
            <text:list-item>
              <text:p text:style-name="P8"><text:span text:style-name="T3">Dimensionality</text:span><text:span text:style-name="T1">: 6</text:span></text:p>
            </text:list-item>
            <text:list-item>
              <text:p text:style-name="P8"><text:span text:style-name="T2">Sparsity: Low</text:span></text:p>
            </text:list-item>
            <text:list-item>
              <text:p text:style-name="P8">Abstraction: <text:span text:style-name="T2">Raw Data</text:span></text:p>
            </text:list-item>
          </text:list>
        </text:list-item>
        <text:list-item>
          <text:p text:style-name="P8"><text:span text:style-name="T2">b)</text:span></text:p>
          <text:list>
            <text:list-item>
              <text:p text:style-name="P9"><text:span text:style-name="T2">Find the range from the lowest to the highest salary then split that into 3 even groups of equal pay gap</text:span></text:p>
            </text:list-item>
          </text:list>
        </text:list-item>
        <text:list-item>
          <text:p text:style-name="P10">c)</text:p>
          <text:list>
            <text:list-item>
              <text:p text:style-name="P9"><text:span text:style-name="T4">Ether Use the average of the salary to estimate the missing data, or use regression on the other date to estimate the missing data</text:span></text:p>
            </text:list-item>
          </text:list>
        </text:list-item>
        <text:list-item>
          <text:p text:style-name="P10">d)</text:p>
          <text:list>
            <text:list-item>
              <text:p text:style-name="P10"/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algun Gothic" svg:font-family="'Malgun Gothic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Cambria" fo:font-family="Cambria" style:font-family-generic="roman" style:font-pitch="variable" fo:font-size="12pt" fo:language="en" fo:country="US" style:font-name-asian="Malgun Gothic" style:font-family-asian="'Malgun Gothic'" style:font-family-generic-asian="system" style:font-pitch-asian="variable" style:font-size-asian="12pt" style:language-asian="en" style:country-asian="US" style:font-name-complex="Times New Roman" style:font-family-complex="'Times New Roman'" style:font-family-generic-complex="system" style:font-pitch-complex="variable" style:font-size-complex="12pt" style:language-complex="ar" style:country-complex="SA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26T22:23:27.537000000</meta:creation-date>
    <dc:date>2021-08-26T23:44:54.802000000</dc:date>
    <meta:editing-duration>PT40M26S</meta:editing-duration>
    <meta:editing-cycles>1</meta:editing-cycles>
    <meta:document-statistic meta:table-count="0" meta:image-count="0" meta:object-count="0" meta:page-count="1" meta:paragraph-count="25" meta:word-count="113" meta:character-count="542" meta:non-whitespace-character-count="475"/>
    <meta:generator>LibreOffice/7.2.0.4$Windows_X86_64 LibreOffice_project/9a9c6381e3f7a62afc1329bd359cc48accb6435b</meta:generator>
  </office:meta>
</office:document-meta>
</file>